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25-06-2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24-09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23-12-2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22-12-1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21-12-14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21-02-11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20-01-0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9-03-21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8-02-07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7-08-0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7-03-3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6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6-02-2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5-02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4-08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3-08-1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3-04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2-03-1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1-08-02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1-03-10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0-09-0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10-03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9-08-0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9-03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8-08-1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8-03-0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7-08-0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7-02-1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6-02-1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736" calcext:value-type="float">
            <text:p>71.4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5-09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4-03-03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1-02-07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3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9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764" calcext:value-type="float">
            <text:p>91.6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004" calcext:value-type="float">
            <text:p>103.1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5584" calcext:value-type="float">
            <text:p>104.8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0544" calcext:value-type="float">
            <text:p>106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5824" calcext:value-type="float">
            <text:p>106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5512" calcext:value-type="float">
            <text:p>106.5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5952" calcext:value-type="float">
            <text:p>106.2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8416" calcext:value-type="float">
            <text:p>106.1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6664" calcext:value-type="float">
            <text:p>105.8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4536" calcext:value-type="float">
            <text:p>105.6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548" calcext:value-type="float">
            <text:p>104.8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235108170702</text:p>
          </table:table-cell>
          <table:table-cell office:value-type="string" calcext:value-type="string">
            <text:p>17N.14W.13.1144B</text:p>
          </table:table-cell>
          <table:table-cell office:value-type="string" calcext:value-type="string">
            <text:p>198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